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1" style:font-name-asian="Calibri1" style:font-name-complex="Calibri1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222222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3" style:family="text" style:parent-style-name="Default">
      <style:text-properties fo:color="#222222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222222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9.5pt" style:use-optimal-row-height="true" fo:break-before="auto"/>
    </style:style>
    <style:style style:name="ro11" style:family="table-row">
      <style:table-row-properties style:row-height="28.35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ro14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Olivina cristalls gran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Hipidiomorfes equidimensional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Alt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A iddingsi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Fins a inicis del 3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No apreciable correctament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2" table:style-name="ce11">
            <text:p>2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6">
            <text:p>Altres minerals importants a la làmina (%)</text:p>
          </table:table-cell>
          <table:table-cell office:value-type="string" table:style-name="ce5">
            <text:p>Matriu 80%</text:p>
          </table:table-cell>
          <table:table-cell table:style-name="ce5"/>
          <table:table-cell table:number-columns-repeated="16381"/>
        </table:table-row>
        <table:table-row table:style-name="ro9">
          <table:table-cell table:style-name="ce1"/>
          <table:table-cell table:style-name="ce7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ques generals del mineral</text:p>
          </table:table-cell>
          <table:table-cell office:value-type="string" table:style-name="ce5">
            <text:p>Olivina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órmula química</text:p>
          </table:table-cell>
          <table:table-cell office:value-type="string" table:style-name="ce9">
            <text:p>Mg<text:span text:style-name="T2">2</text:span>SiO<text:span text:style-name="T2">4<text:s/></text:span><text:span text:style-name="T3">-</text:span><text:span text:style-name="T2"><text:s/></text:span><text:span text:style-name="T3">(Fe</text:span><text:span text:style-name="T4">2+</text:span><text:span text:style-name="T3">)</text:span><text:span text:style-name="T2">2</text:span><text:span text:style-name="T3">SiO</text:span><text:span text:style-name="T2">4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Forma dels cristalls</text:p>
          </table:table-cell>
          <table:table-cell office:value-type="string" table:style-name="ce5">
            <text:p>Idiomorfes en roques volcàniques, amb hàbit entre equidimensional i tabular, amb seccions quadrades i prismàtiques acabades en triangle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leu</text:p>
          </table:table-cell>
          <table:table-cell office:value-type="string" table:style-name="ce5">
            <text:p>Al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10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Exfoliació</text:p>
          </table:table-cell>
          <table:table-cell office:value-type="string" table:style-name="ce5">
            <text:p>Normalment indistingible</text:p>
          </table:table-cell>
          <table:table-cell table:number-columns-repeated="16382"/>
        </table:table-row>
        <table:table-row table:style-name="ro14">
          <table:table-cell office:value-type="string" table:style-name="ce4">
            <text:p>Alteració</text:p>
          </table:table-cell>
          <table:table-cell office:value-type="string" table:style-name="ce5">
            <text:p>A serpentina, clorita o iddingsita (barreja d'òxids i hidròxids de ferro), que progressen per vores de gra i fractur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començaments de 3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 (només observable en seccions longitudinals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5">
            <text:p>Ra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Rarament apracia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Positiu i negatiu segons la composició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Miguel</dc:creator>
    <meta:creation-date>2018-02-14T10:30:30Z</meta:creation-date>
    <dc:date>2018-04-23T21:35:29Z</dc:date>
    <meta:editing-cycles>9</meta:editing-cycles>
    <meta:editing-duration>PT4012S</meta:editing-duration>
  </office:meta>
</office:document-meta>
</file>